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15" table:default-cell-style-name="ce1"/>
        <table:table-column table:style-name="co1" table:number-columns-repeated="18" table:default-cell-style-name="ce5"/>
        <table:table-row table:style-name="ro1" table:number-rows-repeated="8">
          <table:table-cell table:style-name="Default" table:number-columns-repeated="33"/>
        </table:table-row>
        <table:table-row table:style-name="ro1">
          <table:table-cell table:style-name="Default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Bloque</text:p>
          </table:table-cell>
          <table:table-cell table:style-name="ce2" office:value-type="string" calcext:value-type="string">
            <text:p>SecInst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MV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Instr</text:p>
          </table:table-cell>
          <table:table-cell table:style-name="ce2" office:value-type="string" calcext:value-type="string">
            <text:p>Expr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Factor</text:p>
          </table:table-cell>
          <table:table-cell table:style-name="ce4" table:number-columns-repeated="1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 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 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 office:value-type="string" calcext:value-type="string">
            <text:p> 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 office:value-type="string" calcext:value-type="string">
            <text:p> 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 office:value-type="string" calcext:value-type="string">
            <text:p> 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 office:value-type="string" calcext:value-type="string">
            <text:p> </text:p>
          </table:table-cell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cel </meta:initial-creator>
    <meta:creation-date>2016-03-17T23:54:09.828574995</meta:creation-date>
    <dc:date>2016-03-18T00:52:28.657556122</dc:date>
    <dc:creator>Gacel </dc:creator>
    <meta:editing-duration>PT42M28S</meta:editing-duration>
    <meta:editing-cycles>1</meta:editing-cycles>
    <meta:document-statistic meta:table-count="1" meta:cell-count="718" meta:object-count="0"/>
    <meta:generator>LibreOffice/4.4.3.2$Linux_X86_64 LibreOffice_project/40m0$Build-2</meta:generator>
  </office:meta>
</office:document-meta>
</file>